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Calibri" fo:font-size="20pt" style:font-size-asian="32pt" style:font-size-complex="32pt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20pt" style:font-size-asian="32pt" style:font-size-complex="32pt"/>
    </style:style>
    <style:style style:name="T1" style:family="text">
      <style:text-properties fo:font-size="25pt" style:font-size-asian="36pt" style:font-size-complex="36pt"/>
    </style:style>
    <style:style style:name="T2" style:family="text">
      <style:text-properties style:font-size-asian="36pt" style:font-size-complex="36pt"/>
    </style:style>
    <style:style style:name="T3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ib’s Les événement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ossier de synthèse de la formation de développeur web et web mobile chez Élan Formation de :<text:line-break/>AbdelHamid JINANI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able des matièr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"><text:span text:style-name="T1">I Introduction</text:span></text:p>
                <text:p text:style-name="P2"><text:span text:style-name="T2">- Présentation</text:span></text:p>
                <text:p text:style-name="P2"><text:span text:style-name="T2">- Élan Formation</text:span></text:p>
                <text:p text:style-name="P2"><text:span text:style-name="T2">- Compétences couvertes</text:span></text:p>
                <text:p text:style-name="P2"><text:span text:style-name="T2">- Langages utilisés</text:span></text:p>
                <text:p text:style-name="P2"><text:span text:style-name="T2">- Les outils de développement utilisé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I Le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lanification et conception</text:p>
              </text:list-item>
              <text:list-item>
                <text:p>La création du contenu</text:p>
              </text:list-item>
              <text:list-item>
                <text:p>Le développ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ésen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a cliente</text:p>
                <text:p>Mme Bund va changer d’activité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stagi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bdelHamid JINANI après avoir exercé divers métiers et activités. Se reconvertit professionnellement dans le développement web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Élan 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Présentation et remerciement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compétences couver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e front-end</text:p>
                <text:p>Le back-en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langages utilisé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fficher les logos des langages utilisé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outils de développent utilisé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3">Afficher les logos des outils utilisé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I Le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’objectif</text:p>
                <text:p>description du bu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ahier des char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Que doit faire ce site 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éta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e MosCoW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’infographi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header>
                <text:p text:style-name="P4"><text:span text:style-name="T3">La charte graphique</text:span></text:p>
                <text:p text:style-name="P4"><text:span text:style-name="T3">Le logo et les icônes</text:span></text:p>
                <text:p text:style-name="P4"><text:span text:style-name="T3">La police de caractère</text:span></text:p>
                <text:p text:style-name="P4"><text:span text:style-name="T3">La palette de couleurs</text:span></text:p>
                <text:p text:style-name="P4"><text:span text:style-name="T3">Le maquettage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Trell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Directement issus du MosCoW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MCD et le ML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 base de donn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Parler de la bdd</text:p>
                <text:p>Les tables</text:p>
                <text:p>Les liens entre les tabl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e stockage des images se fait sur le serveur et dans la bdd il n’y a que les noms et les textes alternatif. Le tout en faisant attention au SEO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responsive design (RD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L’objectif</text:p>
                <text:p>Les étap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s failles de sécurité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3">L’injection SQL</text:span></text:p>
              </text:list-item>
              <text:list-item>
                <text:p text:style-name="P4"><text:span text:style-name="T3">La faille XSS (Cross-Site Scripting)</text:span></text:p>
              </text:list-item>
              <text:list-item>
                <text:p text:style-name="P4"><text:span text:style-name="T3">La faille CSRF (Cross-Site Request Forgery)</text:span></text:p>
              </text:list-item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4T15:37:05.031000000</meta:creation-date>
    <dc:date>2023-05-24T17:01:04.205000000</dc:date>
    <meta:editing-duration>PT1H23M57S</meta:editing-duration>
    <meta:editing-cycles>7</meta:editing-cycles>
    <meta:generator>LibreOffice/7.5.2.2$Windows_X86_64 LibreOffice_project/53bb9681a964705cf672590721dbc85eb4d0c3a2</meta:generator>
    <meta:document-statistic meta:object-count="97"/>
  </office:meta>
</office:document-meta>
</file>